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00" draw:opacity="100%"/>
      <style:paragraph-properties fo:background-color="#ffff00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text-properties fo:language="fr" fo:country="FR" officeooo:rsid="003b6706" officeooo:paragraph-rsid="003b6706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style:text-underline-mode="continuous" style:text-overline-mode="continuous" style:text-line-through-mode="continuous" fo:background-color="#ffff00"/>
    </style:style>
    <style:style style:name="P5" style:family="paragraph" style:parent-style-name="Standard">
      <style:text-properties fo:language="fr" fo:country="FR" fo:background-color="#66ccff"/>
    </style:style>
    <style:style style:name="P6" style:family="paragraph" style:parent-style-name="Standard">
      <style:text-properties fo:language="fr" fo:country="FR" fo:background-color="#ff33ff"/>
    </style:style>
    <style:style style:name="P7" style:family="paragraph" style:parent-style-name="Standard">
      <style:text-properties fo:language="fr" fo:country="FR" fo:background-color="#ffff00"/>
    </style:style>
    <style:style style:name="P8" style:family="paragraph" style:parent-style-name="Standard">
      <style:text-properties fo:language="fr" fo:country="FR" fo:background-color="#ffffff"/>
    </style:style>
    <style:style style:name="P9" style:family="paragraph" style:parent-style-name="Standard">
      <style:text-properties fo:language="fr" fo:country="FR" officeooo:rsid="00353adb" officeooo:paragraph-rsid="00353adb"/>
    </style:style>
    <style:style style:name="P10" style:family="paragraph" style:parent-style-name="Standard">
      <style:text-properties fo:language="fr" fo:country="FR" officeooo:rsid="0035c8e0" officeooo:paragraph-rsid="0035c8e0"/>
    </style:style>
    <style:style style:name="P11" style:family="paragraph" style:parent-style-name="Standard">
      <style:text-properties fo:language="fr" fo:country="FR" officeooo:rsid="0013a044" officeooo:paragraph-rsid="0013a044"/>
    </style:style>
    <style:style style:name="P12" style:family="paragraph" style:parent-style-name="Standard">
      <style:text-properties fo:language="fr" fo:country="FR" officeooo:rsid="0013a044" officeooo:paragraph-rsid="00153e81"/>
    </style:style>
    <style:style style:name="P13" style:family="paragraph" style:parent-style-name="Standard">
      <style:text-properties fo:language="fr" fo:country="FR" officeooo:rsid="001413f5" officeooo:paragraph-rsid="001413f5"/>
    </style:style>
    <style:style style:name="P14" style:family="paragraph" style:parent-style-name="Standard">
      <style:text-properties fo:language="fr" fo:country="FR" officeooo:rsid="00153e81" officeooo:paragraph-rsid="00153e81"/>
    </style:style>
    <style:style style:name="P15" style:family="paragraph" style:parent-style-name="Standard">
      <style:text-properties fo:language="fr" fo:country="FR" officeooo:rsid="001a65e4" officeooo:paragraph-rsid="001a65e4"/>
    </style:style>
    <style:style style:name="P16" style:family="paragraph" style:parent-style-name="Standard">
      <style:text-properties fo:language="fr" fo:country="FR" officeooo:rsid="001dbaaf" officeooo:paragraph-rsid="001dbaaf"/>
    </style:style>
    <style:style style:name="P17" style:family="paragraph" style:parent-style-name="Standard">
      <style:text-properties fo:language="fr" fo:country="FR" officeooo:rsid="001e6311" officeooo:paragraph-rsid="001e6311"/>
    </style:style>
    <style:style style:name="P18" style:family="paragraph" style:parent-style-name="Standard">
      <style:text-properties fo:language="fr" fo:country="FR" officeooo:rsid="001e6311" officeooo:paragraph-rsid="0022bfa2"/>
    </style:style>
    <style:style style:name="P19" style:family="paragraph" style:parent-style-name="Standard">
      <style:text-properties fo:language="fr" fo:country="FR" officeooo:rsid="00204209" officeooo:paragraph-rsid="0022bfa2"/>
    </style:style>
    <style:style style:name="P20" style:family="paragraph" style:parent-style-name="Standard">
      <style:text-properties fo:language="fr" fo:country="FR" officeooo:rsid="001f6330" officeooo:paragraph-rsid="001f6330"/>
    </style:style>
    <style:style style:name="P21" style:family="paragraph" style:parent-style-name="Standard">
      <style:text-properties fo:language="fr" fo:country="FR" officeooo:rsid="0021519d" officeooo:paragraph-rsid="0021519d"/>
    </style:style>
    <style:style style:name="P22" style:family="paragraph" style:parent-style-name="Standard">
      <style:text-properties fo:language="fr" fo:country="FR" officeooo:rsid="0020b120" officeooo:paragraph-rsid="0030b04a"/>
    </style:style>
    <style:style style:name="P23" style:family="paragraph" style:parent-style-name="Standard">
      <style:text-properties fo:language="fr" fo:country="FR" officeooo:rsid="002ed51b" officeooo:paragraph-rsid="0030b04a"/>
    </style:style>
    <style:style style:name="P24" style:family="paragraph" style:parent-style-name="Standard">
      <style:text-properties fo:language="fr" fo:country="FR" officeooo:rsid="001a2bb0" officeooo:paragraph-rsid="001a2bb0"/>
    </style:style>
    <style:style style:name="P25" style:family="paragraph" style:parent-style-name="Standard">
      <style:text-properties fo:language="fr" fo:country="FR" officeooo:rsid="002d32fd" officeooo:paragraph-rsid="002d32fd"/>
    </style:style>
    <style:style style:name="P26" style:family="paragraph" style:parent-style-name="Standard">
      <style:text-properties fo:language="fr" fo:country="FR" officeooo:rsid="00167b19" officeooo:paragraph-rsid="002d32fd"/>
    </style:style>
    <style:style style:name="P27" style:family="paragraph" style:parent-style-name="Standard">
      <style:text-properties style:font-name="OpenSymbol" fo:language="fr" fo:country="FR"/>
    </style:style>
    <style:style style:name="P28" style:family="paragraph" style:parent-style-name="Standard" style:master-page-name="MP0">
      <style:paragraph-properties style:page-number="auto" fo:break-before="page"/>
      <style:text-properties fo:language="fr" fo:country="FR"/>
    </style:style>
    <style:style style:name="T1" style:family="text">
      <style:text-properties style:font-name="OpenSymbol"/>
    </style:style>
    <style:style style:name="T2" style:family="text">
      <style:text-properties style:font-name="OpenSymbol" fo:background-color="#00ff66" loext:char-shading-value="0"/>
    </style:style>
    <style:style style:name="T3" style:family="text">
      <style:text-properties style:font-name="OpenSymbol" fo:background-color="#ffff00" loext:char-shading-value="0"/>
    </style:style>
    <style:style style:name="T4" style:family="text">
      <style:text-properties style:font-name="OpenSymbo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style:font-name="OpenSymbol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6" style:family="text">
      <style:text-properties style:font-name="OpenSymbol" fo:background-color="#ffffff" loext:char-shading-value="0"/>
    </style:style>
    <style:style style:name="T7" style:family="text">
      <style:text-properties style:font-name="OpenSymbol" fo:language="fr" fo:country="FR"/>
    </style:style>
    <style:style style:name="T8" style:family="text">
      <style:text-properties style:font-name="OpenSymbol" fo:language="fr" fo:country="FR" fo:background-color="#00ff66" loext:char-shading-value="0"/>
    </style:style>
    <style:style style:name="T9" style:family="text">
      <style:text-properties style:font-name="OpenSymbol" fo:language="fr" fo:country="FR" fo:background-color="#ffff00" loext:char-shading-value="0"/>
    </style:style>
    <style:style style:name="T10" style:family="text">
      <style:text-properties style:font-name="OpenSymbol" fo:language="fr" fo:country="F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style:font-name="OpenSymbol" fo:language="fr" fo:country="FR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12" style:family="text">
      <style:text-properties style:font-name="OpenSymbol" fo:language="fr" fo:country="FR" fo:background-color="#ffffff" loext:char-shading-value="0"/>
    </style:style>
    <style:style style:name="T13" style:family="text">
      <style:text-properties fo:background-color="#00ff66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17" style:family="text">
      <style:text-properties fo:background-color="#ffffff" loext:char-shading-value="0"/>
    </style:style>
    <style:style style:name="T18" style:family="text">
      <style:text-properties fo:language="fr" fo:country="FR"/>
    </style:style>
    <style:style style:name="T19" style:family="text">
      <style:text-properties fo:language="fr" fo:country="FR" fo:background-color="#00ff66" loext:char-shading-value="0"/>
    </style:style>
    <style:style style:name="T20" style:family="text">
      <style:text-properties fo:language="fr" fo:country="FR" fo:background-color="#ffff00" loext:char-shading-value="0"/>
    </style:style>
    <style:style style:name="T21" style:family="text">
      <style:text-properties fo:language="fr" fo:country="F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2" style:family="text">
      <style:text-properties fo:language="fr" fo:country="FR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23" style:family="text">
      <style:text-properties fo:language="fr" fo:country="FR" fo:background-color="#ffffff" loext:char-shading-value="0"/>
    </style:style>
    <style:style style:name="T24" style:family="text">
      <style:text-properties officeooo:rsid="001bce39"/>
    </style:style>
    <style:style style:name="T25" style:family="text">
      <style:text-properties officeooo:rsid="0020b120"/>
    </style:style>
    <style:style style:name="T26" style:family="text">
      <style:text-properties officeooo:rsid="0027ad70"/>
    </style:style>
    <style:style style:name="T27" style:family="text">
      <style:text-properties officeooo:rsid="002d32fd"/>
    </style:style>
    <style:style style:name="T28" style:family="text">
      <style:text-properties officeooo:rsid="0030b04a"/>
    </style:style>
    <style:style style:name="T29" style:family="text">
      <style:text-properties officeooo:rsid="0031a826"/>
    </style:style>
    <style:style style:name="T30" style:family="text">
      <style:text-properties officeooo:rsid="00332f71"/>
    </style:style>
    <style:style style:name="T31" style:family="text">
      <style:text-properties officeooo:rsid="0033b073"/>
    </style:style>
    <style:style style:name="T32" style:family="text">
      <style:text-properties officeooo:rsid="003404bb"/>
    </style:style>
    <style:style style:name="T33" style:family="text">
      <style:text-properties officeooo:rsid="003704fa"/>
    </style:style>
    <style:style style:name="T34" style:family="text">
      <style:text-properties officeooo:rsid="0038f5a4"/>
    </style:style>
    <style:style style:name="T35" style:family="text">
      <style:text-properties officeooo:rsid="003ae9b5"/>
    </style:style>
    <style:style style:name="T36" style:family="text">
      <style:text-properties fo:language="fr" fo:country="BE"/>
    </style:style>
    <style:style style:name="T37" style:family="text">
      <style:text-properties fo:language="fr" fo:country="MC"/>
    </style:style>
    <style:style style:name="T38" style:family="text">
      <style:text-properties fo:language="fr" fo:country="CH"/>
    </style:style>
    <style:style style:name="T39" style:family="text">
      <style:text-properties officeooo:rsid="003e246e"/>
    </style:style>
    <style:style style:name="T40" style:family="text">
      <style:text-properties officeooo:rsid="003fb9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Tous sont des Humains, ils ont donc des certaines caractéristiques</text:p>
      <text:p text:style-name="P2">communes et d'autres spécifiques, au minimum dans les caractéristiques communes nous aurons peux se faire exclure :etreExclue</text:p>
      <text:p text:style-name="P2">peux ne pas etre servie:etreServi</text:p>
      <text:p text:style-name="P2">Les Clients consomment évidemment plus lorsque la Serveuse est charmante,</text:p>
      <text:p text:style-name="P2">Et lui offrent plus souvent à boire.</text:p>
      <text:p text:style-name="P2">Par contre si c'est un Serveur costaud qui s'occupe d'eux ils se tiennent plutôt raisonnablement (sauf s'ils sont populaire auquel cas ils se permettent d'abuser un peu).</text:p>
      <text:p text:style-name="P2"/>
      <text:p text:style-name="P27">Humain</text:p>
      <text:p text:style-name="Standard"><text:span text:style-name="Police_20_par_20_défaut"><text:span text:style-name="T8">• </text:span></text:span><text:span text:style-name="Police_20_par_20_défaut"><text:span text:style-name="T19">Un prénom, final</text:span></text:span></text:p>
      <text:p text:style-name="Standard"><text:span text:style-name="Police_20_par_20_défaut"><text:span text:style-name="T8">• </text:span></text:span><text:span text:style-name="Police_20_par_20_défaut"><text:span text:style-name="T19">Un surnom</text:span></text:span></text:p>
      <text:p text:style-name="Standard"><text:span text:style-name="Police_20_par_20_défaut"><text:span text:style-name="T8">• </text:span></text:span><text:span text:style-name="Police_20_par_20_défaut"><text:span text:style-name="T19">Un porte-monnaie</text:span></text:span></text:p>
      <text:p text:style-name="Standard"><text:span text:style-name="Police_20_par_20_défaut"><text:span text:style-name="T9">• </text:span></text:span><text:span text:style-name="Police_20_par_20_défaut"><text:span text:style-name="T20">une cote de popularité (modifié par action)? Quelles action?</text:span></text:span></text:p>
      <text:p text:style-name="Standard"><text:span text:style-name="Police_20_par_20_défaut"><text:span text:style-name="T8">• </text:span></text:span><text:span text:style-name="Police_20_par_20_défaut"><text:span text:style-name="T19">un cri significatif</text:span></text:span></text:p>
      <text:p text:style-name="P2"/>
      <text:p text:style-name="P2"/>
      <text:p text:style-name="P2"><text:tab/></text:p>
      <text:p text:style-name="Standard"><text:span text:style-name="Police_20_par_20_défaut"><text:span text:style-name="T8">• </text:span></text:span><text:span text:style-name="Police_20_par_20_défaut"><text:span text:style-name="T19">boire(Boisson):this.alcolémie,this.porteMonnaie</text:span></text:span></text:p>
      <text:p text:style-name="Standard"><text:span text:style-name="Police_20_par_20_défaut"><text:span text:style-name="T9">• </text:span></text:span><text:span text:style-name="Police_20_par_20_défaut"><text:span text:style-name="T20">payer(Humain) (type serveur)// seul cas du serveur traité</text:span></text:span></text:p>
      <text:p text:style-name="Standard"><text:span text:style-name="Police_20_par_20_défaut"><text:span text:style-name="T7">• </text:span></text:span><text:span text:style-name="T18">offrir un verre à quelqu'un(Humain,this.porte-monnaie):Stock,</text:span></text:p>
      <text:p text:style-name="P1"><text:span text:style-name="Police_20_par_20_défaut"><text:span text:style-name="T7">• </text:span></text:span><text:span text:style-name="T18">se présenter(alcolémie): voir AbstractClient</text:span></text:p>
      <text:p text:style-name="P2"/>
      <text:p text:style-name="P2">Client</text:p>
      <text:p text:style-name="P27"/>
      <text:p text:style-name="Standard"><text:span text:style-name="Police_20_par_20_défaut"><text:span text:style-name="T8">• </text:span></text:span><text:span text:style-name="Police_20_par_20_défaut"><text:span text:style-name="T19">Une boisson favorite</text:span></text:span></text:p>
      <text:p text:style-name="Standard"><text:span text:style-name="Police_20_par_20_défaut"><text:span text:style-name="T11">• </text:span></text:span><text:span text:style-name="Police_20_par_20_défaut"><text:span text:style-name="T22">Une boisson favorite de secours (au cas où le bar tombe en rupture de stock de la</text:span></text:span></text:p>
      <text:p text:style-name="P4">boisson favorite)</text:p>
      <text:p text:style-name="Standard"><text:span text:style-name="Police_20_par_20_défaut"><text:span text:style-name="T8">• </text:span></text:span><text:span text:style-name="Police_20_par_20_défaut"><text:span text:style-name="T19">un niveau représentant sont degré d’alcoolémie</text:span></text:span></text:p>
      <text:p text:style-name="Standard"><text:span text:style-name="Police_20_par_20_défaut"><text:span text:style-name="T12">• </text:span></text:span><text:span text:style-name="Police_20_par_20_défaut"><text:span text:style-name="T23">la possibilité de se faire offrir un verre</text:span></text:span></text:p>
      <text:p text:style-name="Standard"><text:span text:style-name="Police_20_par_20_défaut"><text:span text:style-name="T10">• </text:span></text:span><text:span text:style-name="Police_20_par_20_défaut"><text:span text:style-name="T21">une manière de se présenter complémentaire</text:span></text:span></text:p>
      <text:p text:style-name="Standard"><text:span text:style-name="Police_20_par_20_défaut"><text:span text:style-name="T10">• </text:span></text:span><text:span text:style-name="Police_20_par_20_défaut"><text:span text:style-name="T21">regularité //permet de devenir une femme et inversement</text:span></text:span></text:p>
      <text:p text:style-name="P2"/>
      <text:p text:style-name="P2"><text:tab/></text:p>
      <text:p text:style-name="P2">La fonction sex fait partie de l'interface HommeOuFemme à redéfinir (ex: getMaxN)</text:p>
      <text:p text:style-name="P2">OU séparer la déclaration: décision la plus simpl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Barman</text:p>
      <text:p text:style-name="P2">le seul qui a accès aux stocks du bar</text:p>
      <text:p text:style-name="P2"><text:soft-page-break/>il ne boit rien d'autre que des boissons sans alcool</text:p>
      <text:p text:style-name="P2">il ne paye pas ses consommations mais peut se faire offrir à boire</text:p>
      <text:p text:style-name="P2">Cas exceptionnels client régulier qui dépense beaucoup, il peut offrir un verre qu'il règle.</text:p>
      <text:p text:style-name="P2">Il est le seul à gérer la Caisse</text:p>
      <text:p text:style-name="P2">Barman peut donner la caisse</text:p>
      <text:p text:style-name="P2">Il peut donc <text:tab/> de l'argent des Clients et des Serveurs, et rendre la monnaie</text:p>
      <text:p text:style-name="P2">Toutes ses phrases par « coco »</text:p>
      <text:p text:style-name="P2">Accès etreExclu, etreServi</text:p>
      <text:p text:style-name="P2">peut Exclure</text:p>
      <text:p text:style-name="P2"/>
      <text:p text:style-name="P27">Humain</text:p>
      <text:p text:style-name="Standard"><text:span text:style-name="Police_20_par_20_défaut"><text:span text:style-name="T7">• </text:span></text:span><text:span text:style-name="T18">Un prénom, final</text:span></text:p>
      <text:p text:style-name="Standard"><text:span text:style-name="Police_20_par_20_défaut"><text:span text:style-name="T7">• </text:span></text:span><text:span text:style-name="T18">Un surnom</text:span></text:p>
      <text:p text:style-name="Standard"><text:span text:style-name="Police_20_par_20_défaut"><text:span text:style-name="T7">• </text:span></text:span><text:span text:style-name="T18">Un porte-monnaie</text:span></text:p>
      <text:p text:style-name="Standard"><text:span text:style-name="Police_20_par_20_défaut"><text:span text:style-name="T7">• </text:span></text:span><text:span text:style-name="T18">une cote de popularité (modifié par action)</text:span></text:p>
      <text:p text:style-name="Standard"><text:span text:style-name="Police_20_par_20_défaut"><text:span text:style-name="T7">• </text:span></text:span><text:span text:style-name="T18">un cri significatif</text:span></text:p>
      <text:p text:style-name="P2"/>
      <text:p text:style-name="P2"/>
      <text:p text:style-name="Standard"><text:span text:style-name="Police_20_par_20_défaut"><text:span text:style-name="T7">• </text:span></text:span><text:span text:style-name="T18">parler(Humain,Humain.sex,this.alcollémie, this.sex) <text:s text:c="2"/>(client, serveur)</text:span></text:p>
      <text:p text:style-name="Standard"><text:span text:style-name="Police_20_par_20_défaut"><text:span text:style-name="T7">• </text:span></text:span><text:span text:style-name="T18">boire(Boisson):this.alcolémie,this.porteMonnaie</text:span></text:p>
      <text:p text:style-name="Standard"><text:span text:style-name="Police_20_par_20_défaut"><text:span text:style-name="T7">• </text:span></text:span><text:span text:style-name="T18">payer(Humain) (type serveur)</text:span></text:p>
      <text:p text:style-name="Standard"><text:span text:style-name="Police_20_par_20_défaut"><text:span text:style-name="T7">• </text:span></text:span><text:span text:style-name="T18">offrir un verre à quelqu'un(Humain,this.porte-monnaie):Stock,</text:span></text:p>
      <text:p text:style-name="Standard"><text:span text:style-name="Police_20_par_20_défaut"><text:span text:style-name="T7">• </text:span></text:span><text:span text:style-name="T18">se présenter(alcolémie):</text:span></text:p>
      <text:p text:style-name="P2"/>
      <text:p text:style-name="P2"/>
      <text:p text:style-name="P2">Client</text:p>
      <text:p text:style-name="P27"/>
      <text:p text:style-name="Standard"><text:span text:style-name="Police_20_par_20_défaut"><text:span text:style-name="T7">• </text:span></text:span><text:span text:style-name="T18">Une boisson favorite</text:span></text:p>
      <text:p text:style-name="Standard"><text:span text:style-name="Police_20_par_20_défaut"><text:span text:style-name="T7">• </text:span></text:span><text:span text:style-name="T18">Une boisson favorite de secours (au cas où le bar tombe en rupture de stock de la</text:span></text:p>
      <text:p text:style-name="P2">boisson favorite)</text:p>
      <text:p text:style-name="Standard"><text:span text:style-name="Police_20_par_20_défaut"><text:span text:style-name="T7">• </text:span></text:span><text:span text:style-name="T18">un niveau représentant sont degré d’alcoolémie</text:span></text:p>
      <text:p text:style-name="Standard"><text:span text:style-name="Police_20_par_20_défaut"><text:span text:style-name="T7">• </text:span></text:span><text:span text:style-name="T18">la possibilité de se faire offrir un verre</text:span></text:p>
      <text:p text:style-name="Standard"><text:span text:style-name="Police_20_par_20_défaut"><text:span text:style-name="T7">• </text:span></text:span><text:span text:style-name="T18">une manière de se présenter complémentaire</text:span></text:p>
      <text:p text:style-name="Standard"><text:span text:style-name="Police_20_par_20_défaut"><text:span text:style-name="T7">• </text:span></text:span><text:span text:style-name="T18">regularité //permet de devenir une femme et inversemen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PATRONNE</text:p>
      <text:p text:style-name="P2">La patronne donc, peut être une Cliente</text:p>
      <text:p text:style-name="P2">Récupérer l'argent de la Caisse que le Barman lui donne lorsqu'il y a trop de liquidité dans celle-ci.</text:p>
      <text:p text:style-name="P2">offrir à boire (mais dans ce cas là elle n'a rien à payer),</text:p>
      <text:p text:style-name="P2">ordonner au Barman/Serveur de ne plus servir un client qui n'est visiblement plus en état, enfin</text:p>
      <text:p text:style-name="P2">elle peut faire exclure (temporairement bien sûr) un client qui fait de la résistance.</text:p>
      <text:p text:style-name="P2"/>
      <text:p text:style-name="P27">Patronne</text:p>
      <text:p text:style-name="P27">Humain</text:p>
      <text:p text:style-name="Standard"><text:span text:style-name="Police_20_par_20_défaut"><text:span text:style-name="T7">• </text:span></text:span><text:span text:style-name="T18">Un prénom, final</text:span></text:p>
      <text:p text:style-name="Standard"><text:span text:style-name="Police_20_par_20_défaut"><text:span text:style-name="T7">• </text:span></text:span><text:span text:style-name="T18">Un surnom</text:span></text:p>
      <text:p text:style-name="Standard"><text:span text:style-name="Police_20_par_20_défaut"><text:span text:style-name="T7">• </text:span></text:span><text:span text:style-name="T18">Un porte-monnaie</text:span></text:p>
      <text:p text:style-name="Standard"><text:span text:style-name="Police_20_par_20_défaut"><text:span text:style-name="T7">• </text:span></text:span><text:span text:style-name="T18">une cote de popularité (modifié par action)</text:span></text:p>
      <text:p text:style-name="Standard"><text:span text:style-name="Police_20_par_20_défaut"><text:span text:style-name="T7">• </text:span></text:span><text:span text:style-name="T18">un cri significatif</text:span></text:p>
      <text:p text:style-name="P2"/>
      <text:p text:style-name="P2"/>
      <text:p text:style-name="Standard"><text:span text:style-name="Police_20_par_20_défaut"><text:span text:style-name="T7">• </text:span></text:span><text:span text:style-name="T18">parler(Humain,Humain.sex,this.alcollémie, this.sex) <text:s text:c="2"/>(client, serveur)</text:span></text:p>
      <text:p text:style-name="Standard"><text:span text:style-name="Police_20_par_20_défaut"><text:span text:style-name="T9">• </text:span></text:span><text:span text:style-name="Police_20_par_20_défaut"><text:span text:style-name="T20">boire(Boisson):this.alcolémie,this.porteMonnaie</text:span></text:span></text:p>
      <text:p text:style-name="Standard"><text:span text:style-name="Police_20_par_20_défaut"><text:span text:style-name="T9">• </text:span></text:span><text:span text:style-name="Police_20_par_20_défaut"><text:span text:style-name="T20">payer(Humain) (type serveur)</text:span></text:span></text:p>
      <text:p text:style-name="Standard"><text:span text:style-name="Police_20_par_20_défaut"><text:span text:style-name="T7">• </text:span></text:span><text:span text:style-name="T18">offrir un verre à quelqu'un(Humain,this.porte-monnaie):Stock,</text:span></text:p>
      <text:p text:style-name="Standard"><text:span text:style-name="Police_20_par_20_défaut"><text:span text:style-name="T7">• </text:span></text:span><text:span text:style-name="T18">se présenter(alcolémie):</text:span></text:p>
      <text:p text:style-name="P2"/>
      <text:p text:style-name="P2"><text:tab/></text:p>
      <text:p text:style-name="P2">Client</text:p>
      <text:p text:style-name="P27"/>
      <text:p text:style-name="Standard"><text:span text:style-name="Police_20_par_20_défaut"><text:span text:style-name="T7">• </text:span></text:span><text:span text:style-name="T18">Une boisson favorite</text:span></text:p>
      <text:p text:style-name="Standard"><text:span text:style-name="Police_20_par_20_défaut"><text:span text:style-name="T7">• </text:span></text:span><text:span text:style-name="T18">Une boisson favorite de secours (au cas où le bar tombe en rupture de stock de la</text:span></text:p>
      <text:p text:style-name="P2">boisson favorite)</text:p>
      <text:p text:style-name="Standard"><text:span text:style-name="Police_20_par_20_défaut"><text:span text:style-name="T7">• </text:span></text:span><text:span text:style-name="T18">un niveau représentant sont degré d’alcoolémie</text:span></text:p>
      <text:p text:style-name="Standard"><text:span text:style-name="Police_20_par_20_défaut"><text:span text:style-name="T7">• </text:span></text:span><text:span text:style-name="T18">la possibilité de se faire offrir un verre</text:span></text:p>
      <text:p text:style-name="Standard"><text:span text:style-name="Police_20_par_20_défaut"><text:span text:style-name="T7">• </text:span></text:span><text:span text:style-name="T18">une manière de se présenter complémentaire</text:span></text:p>
      <text:p text:style-name="Standard"><text:span text:style-name="Police_20_par_20_défaut"><text:span text:style-name="T7">• </text:span></text:span><text:span text:style-name="T18">regularité //permet de devenir une femme et inversemen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7">SERVEUR</text:p>
      <text:p text:style-name="P7"/>
      <text:p text:style-name="P7"/>
      <text:p text:style-name="P8">Pour ce qui est des Serveurs/Serveuses, nous distinguerons les Hommes des Femmes par la taille du</text:p>
      <text:p text:style-name="P2">biceps des premier (il en faut pour virer les clients) et le coefficient de charme des serveuses.</text:p>
      <text:p text:style-name="P2">Dans tous les cas les Serveurs ne consomment rien d'autre que de l'eau. Override boire</text:p>
      <text:p text:style-name="P2">Les Clients consomment évidemment plus lorsque la Serveuse est charmante,</text:p>
      <text:p text:style-name="P2">Et lui offrent plus souvent à boire.</text:p>
      <text:p text:style-name="P2">Par contre si c'est un Serveur costaud qui s'occupe d'eux ils se tiennent plutôt raisonnablement (sauf s'ils sont populaire auquel cas ils se permettent d'abuser un peu).</text:p>
      <text:p text:style-name="P2"/>
      <text:p text:style-name="P2"/>
      <text:p text:style-name="P2"/>
      <text:p text:style-name="P7"/>
      <text:p text:style-name="P27">Humain</text:p>
      <text:p text:style-name="Standard"><text:span text:style-name="Police_20_par_20_défaut"><text:span text:style-name="T7">• </text:span></text:span><text:span text:style-name="T18">Un prénom, final</text:span></text:p>
      <text:p text:style-name="Standard"><text:span text:style-name="Police_20_par_20_défaut"><text:span text:style-name="T7">• </text:span></text:span><text:span text:style-name="T18">Un surnom</text:span></text:p>
      <text:p text:style-name="Standard"><text:span text:style-name="Police_20_par_20_défaut"><text:span text:style-name="T7">• </text:span></text:span><text:span text:style-name="T18">Un porte-monnaie</text:span></text:p>
      <text:p text:style-name="Standard"><text:span text:style-name="Police_20_par_20_défaut"><text:span text:style-name="T7">• </text:span></text:span><text:span text:style-name="T18">une cote de popularité (modifié par action)</text:span></text:p>
      <text:p text:style-name="Standard"><text:span text:style-name="Police_20_par_20_défaut"><text:span text:style-name="T7">• </text:span></text:span><text:span text:style-name="T18">un cri significatif</text:span></text:p>
      <text:p text:style-name="P2"/>
      <text:p text:style-name="P2">Peut exclure</text:p>
      <text:p text:style-name="P2">accès à etreExclu , etreServi</text:p>
      <text:p text:style-name="P2"/>
      <text:p text:style-name="Standard"><text:span text:style-name="Police_20_par_20_défaut"><text:span text:style-name="T7">• </text:span></text:span><text:span text:style-name="T18">parler(Humain,Humain.sex,this.alcollémie, this.sex) <text:s text:c="2"/>(client, serveur)</text:span></text:p>
      <text:p text:style-name="Standard"><text:span text:style-name="Police_20_par_20_défaut"><text:span text:style-name="T7">• </text:span></text:span><text:span text:style-name="T18">boire(Boisson):this.alcolémie,this.porteMonnaie</text:span></text:p>
      <text:p text:style-name="Standard"><text:span text:style-name="Police_20_par_20_défaut"><text:span text:style-name="T7">• </text:span></text:span><text:span text:style-name="T18">payer(Humain) (type serveur)</text:span></text:p>
      <text:p text:style-name="Standard"><text:span text:style-name="Police_20_par_20_défaut"><text:span text:style-name="T7">• </text:span></text:span><text:span text:style-name="T18">offrir un verre à quelqu'un(Humain,this.porte-monnaie):Stock,</text:span></text:p>
      <text:p text:style-name="Standard"><text:span text:style-name="Police_20_par_20_défaut"><text:span text:style-name="T7">• </text:span></text:span><text:span text:style-name="T18">se présenter(alcolémie):</text:span></text:p>
      <text:p text:style-name="P2"/>
      <text:p text:style-name="P2"/>
      <text:p text:style-name="P2">Client</text:p>
      <text:p text:style-name="P27"/>
      <text:p text:style-name="Standard"><text:span text:style-name="Police_20_par_20_défaut"><text:span text:style-name="T7">• </text:span></text:span><text:span text:style-name="T18">Une boisson favorite</text:span></text:p>
      <text:p text:style-name="Standard"><text:span text:style-name="Police_20_par_20_défaut"><text:span text:style-name="T7">• </text:span></text:span><text:span text:style-name="T18">Une boisson favorite de secours (au cas où le bar tombe en rupture de stock de la</text:span></text:p>
      <text:p text:style-name="P2">boisson favorite)</text:p>
      <text:p text:style-name="Standard"><text:span text:style-name="Police_20_par_20_défaut"><text:span text:style-name="T7">• </text:span></text:span><text:span text:style-name="T18">un niveau représentant sont degré d’alcoolémie</text:span></text:p>
      <text:p text:style-name="Standard"><text:span text:style-name="Police_20_par_20_défaut"><text:span text:style-name="T7">• </text:span></text:span><text:span text:style-name="T18">la possibilité de se faire offrir un verre</text:span></text:p>
      <text:p text:style-name="Standard"><text:span text:style-name="Police_20_par_20_défaut"><text:span text:style-name="T7">• </text:span></text:span><text:span text:style-name="T18">une manière de se présenter complémentaire</text:span></text:p>
      <text:p text:style-name="Standard"><text:span text:style-name="Police_20_par_20_défaut"><text:span text:style-name="T7">• </text:span></text:span><text:span text:style-name="T18">regularité //permet de devenir une femme et inversement</text:span></text:p>
      <text:p text:style-name="P2"/>
      <text:p text:style-name="P2"/>
      <text:p text:style-name="P2"/>
      <text:p text:style-name="P2"/>
      <text:p text:style-name="P2"/>
      <text:p text:style-name="P2">Le Fournisseur ne fait rien d'autre que recevoir une commande d'un Barman,</text:p>
      <text:p text:style-name="P2">livrer,</text:p>
      <text:p text:style-name="P2">et se faire payer par la Patronne.</text:p>
      <text:p text:style-name="P2"/>
      <text:p text:style-name="P2">Le Bar propose a donc un nom (généralement « Chez nom_de_la_patronne »,</text:p>
      <text:p text:style-name="P2"><text:s/>une Patronne, du personnel,</text:p>
      <text:p text:style-name="P2"><text:soft-page-break/><text:s/>des Clients,</text:p>
      <text:p text:style-name="P2">des Tables (maximum 4 personnes peuvent s'asseoir à une table),</text:p>
      <text:p text:style-name="P2"><text:s/>un ensemble de consommation proposées.</text:p>
      <text:p text:style-name="P2"/>
      <text:p text:style-name="P2">Les Boissons peuvent être avec ou sans alcool,</text:p>
      <text:p text:style-name="Standard"><text:span text:style-name="T18">pour chaque boisson alcoolisée un nombre de points d'alcool qu'ingurgitera le Client par verre. Chaque boisson a un prix de vente</text:span><text:span text:style-name="Police_20_par_20_défaut"><text:span text:style-name="T18"> </text:span></text:span><text:span text:style-name="T18">et un</text:span><text:span text:style-name="Police_20_par_20_défaut"><text:span text:style-name="T18"> </text:span></text:span><text:span text:style-name="T18">prix d'achat.</text:span></text:p>
      <text:p text:style-name="P2"/>
      <text:p text:style-name="P9">Liste des javadoc:</text:p>
      <text:p text:style-name="P9">Barman/GereStock/Servir client</text:p>
      <text:p text:style-name="P9"/>
      <text:p text:style-name="P10">Last commit:</text:p>
      <text:p text:style-name="P10">-ajout exeption <text:span text:style-name="T34">à</text:span> demanderSiestpresent </text:p>
      <text:p text:style-name="P10">-cr<text:span text:style-name="T33">é</text:span>ation du polymorphi<text:span text:style-name="T33">m</text:span>e</text:p>
      <text:p text:style-name="P10">-test <text:span text:style-name="T33">R</text:span>ealis<text:span text:style-name="T33">é</text:span> pour demand<text:span text:style-name="T34">er</text:span>siestprésent, correction des erreurs</text:p>
      <text:p text:style-name="P2">-<text:span text:style-name="T35">ajout de javadocGererStock</text:span></text:p>
      <text:p text:style-name="P2"/>
      <text:p text:style-name="P2">Objectif1: Faire un client commander une boisson à un serveur</text:p>
      <text:p text:style-name="P2">-commander une boisson</text:p>
      <text:p text:style-name="P2">-payer la boisson</text:p>
      <text:p text:style-name="P2">-boire la boisson</text:p>
      <text:p text:style-name="P2"/>
      <text:p text:style-name="P2">Objectif 2: Faire le serveur rapporter l'argent au barman puis mettre dans la Caisse</text:p>
      <text:p text:style-name="P2">-donner monnaie au barman</text:p>
      <text:p text:style-name="P2">-mettre la monnaie dans la caisse</text:p>
      <text:p text:style-name="P2"/>
      <text:p text:style-name="P2">-créer le Stockage :exitse// get qt// set qt //</text:p>
      <text:p text:style-name="P2">-créer des tests pour abstract</text:p>
      <text:p text:style-name="P2"/>
      <text:p text:style-name="P11">Il faut réflechir au concept de l'administration parce que pour l'instant , si j'ai la patronne je peux acceder à tout le bar. </text:p>
      <text:p text:style-name="P11">Exemple de cas mal gérer:…</text:p>
      <text:p text:style-name="P11"/>
      <text:p text:style-name="P11"/>
      <text:p text:style-name="P13">Interface utilisateur:</text:p>
      <text:p text:style-name="P13">On peut controller char personnes/</text:p>
      <text:p text:style-name="P14">exemple d'instruction</text:p>
      <text:p text:style-name="P14"><text:s/></text:p>
      <text:p text:style-name="P12"/>
      <text:p text:style-name="P15">acces au menu</text:p>
      <text:p text:style-name="P15"><text:tab/>//<text:span text:style-name="T24">configuartion assité :1<text:line-break/><text:tab/>//configuration automatique:2</text:span></text:p>
      <text:p text:style-name="P16">1</text:p>
      <text:p text:style-name="P16">configurer nom patronne</text:p>
      <text:p text:style-name="P16"><text:tab/>//bar créer avec barman &lt;=patronne et zero client</text:p>
      <text:p text:style-name="P17">1:creer et modifier personnage</text:p>
      <text:p text:style-name="P18"><text:s/><text:tab/><text:span text:style-name="T27">1:créer client </text:span></text:p>
      <text:p text:style-name="P19"><text:tab/><text:span text:style-name="T27">2:</text:span>créer fournisseur</text:p>
      <text:p text:style-name="P19"><text:tab/><text:span text:style-name="T27">3:</text:span>créer barman </text:p>
      <text:p text:style-name="P19"><text:tab/><text:span text:style-name="T27">4:</text:span>créer serveur //<text:span text:style-name="T25">créer: créer une instance et l'ajouter à la liste</text:span></text:p>
      <text:p text:style-name="P19"><text:tab/><text:span text:style-name="T27">5:modifier //affiche liste des persos et leur attribut</text:span></text:p>
      <text:p text:style-name="P19"><text:tab/><text:span text:style-name="T27">6:supprimer (client,serveur)</text:span><text:tab/></text:p>
      <text:p text:style-name="P20"><text:soft-page-break/>2:<text:span text:style-name="T26">Tounois</text:span></text:p>
      <text:p text:style-name="P20"><text:tab/><text:span text:style-name="T27">1:créer tournois</text:span></text:p>
      <text:p text:style-name="P20"><text:tab/><text:span text:style-name="T27">2:lancer les tournois</text:span></text:p>
      <text:p text:style-name="P20"><text:tab/></text:p>
      <text:p text:style-name="P20"/>
      <text:p text:style-name="P20"/>
      <text:p text:style-name="P21">3:utiliser personnage <text:s/>// <text:span text:style-name="T32">trier par fonction puis par prénom</text:span></text:p>
      <text:p text:style-name="P22"><text:tab/><text:span text:style-name="T28">0:trouver un perso par son prénom</text:span></text:p>
      <text:p text:style-name="P22"><text:tab/><text:tab/></text:p>
      <text:p text:style-name="P23"><text:tab/>1:patronne</text:p>
      <text:p text:style-name="P22"><text:tab/><text:tab/><text:span text:style-name="T29">N:activiter humain</text:span></text:p>
      <text:p text:style-name="P22"><text:tab/><text:tab/><text:span text:style-name="T29">N+1:recupérer caisse</text:span></text:p>
      <text:p text:style-name="P22"><text:tab/><text:tab/><text:span text:style-name="T30">N+2:Exclure client</text:span></text:p>
      <text:p text:style-name="P22"><text:tab/><text:tab/><text:span text:style-name="T31">N+3:virer client</text:span></text:p>
      <text:p text:style-name="P24"><text:tab/><text:span text:style-name="T27">2:barman</text:span></text:p>
      <text:p text:style-name="P25"><text:tab/>3:serveur</text:p>
      <text:p text:style-name="P26"><text:tab/><text:span text:style-name="T27">4:clients</text:span><text:tab/></text:p>
      <text:p text:style-name="P26"/>
      <text:p text:style-name="P26"/>
      <text:p text:style-name="P26"/>
      <text:p text:style-name="P3">4 decembre</text:p>
      <text:p text:style-name="P3">projets .zip</text:p>
      <text:p text:style-name="P3">format pdf </text:p>
      <text:p text:style-name="P3">.jar pour librari</text:p>
      <text:p text:style-name="P3">Donner tous les éléments</text:p>
      <text:p text:style-name="P3"/>
      <text:p text:style-name="P3">rapport e 40 page long</text:p>
      <text:p text:style-name="P3">pas de sources</text:p>
      <text:p text:style-name="P3"/>
      <text:p text:style-name="P3">Intro conclusion</text:p>
      <text:p text:style-name="P3">Explication <text:s/>de votre projet</text:p>
      <text:p text:style-name="P3">pour qu’il puisse si repérer</text:p>
      <text:p text:style-name="P3">difficulté</text:p>
      <text:p text:style-name="P3">et forces ce qu’on a bien réussi</text:p>
      <text:p text:style-name="P3"/>
      <text:p text:style-name="P3">Examen Jeudi matin </text:p>
      <text:p text:style-name="P3">pas de qcm</text:p>
      <text:p text:style-name="P3"/>
      <text:p text:style-name="P3">Th<text:span text:style-name="T39">é</text:span>orique compré<text:span text:style-name="T40">h</text:span>ension donner des exemples.</text:p>
      <text:p text:style-name="P3"/>
      <text:p text:style-name="P3">1 cours ne chercher pas à inventer 6</text:p>
      <text:p text:style-name="P3"><text:tab/>Que des choses en cours.</text:p>
      <text:p text:style-name="P3"/>
      <text:p text:style-name="P3">1exo Pas en compilateur 4</text:p>
      <text:p text:style-name="P3"/>
      <text:p text:style-name="P3">2Astuce de programmation</text:p>
      <text:p text:style-name="P3"/>
      <text:p text:style-name="P3">3 difficult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creation-date>2009-04-16T11:32:00Z</meta:creation-date>
    <dc:date>2017-12-02T20:15:38.073000000</dc:date>
    <meta:editing-cycles>108</meta:editing-cycles>
    <meta:editing-duration>PT21H5M48S</meta:editing-duration>
    <meta:document-statistic meta:table-count="0" meta:image-count="0" meta:object-count="0" meta:page-count="6" meta:paragraph-count="192" meta:word-count="1118" meta:character-count="7188" meta:non-whitespace-character-count="6202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